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083in"/>
    </style:style>
    <style:style style:name="Table1.B" style:family="table-column">
      <style:table-column-properties style:column-width="1.3167in"/>
    </style:style>
    <style:style style:name="Table1.C" style:family="table-column">
      <style:table-column-properties style:column-width="3.3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3083in"/>
    </style:style>
    <style:style style:name="Table2.B" style:family="table-column">
      <style:table-column-properties style:column-width="1.3167in"/>
    </style:style>
    <style:style style:name="Table2.C" style:family="table-column">
      <style:table-column-properties style:column-width="3.30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dc75d" officeooo:paragraph-rsid="000dc75d"/>
    </style:style>
    <style:style style:name="P2" style:family="paragraph" style:parent-style-name="Standard">
      <style:paragraph-properties fo:text-align="start" style:justify-single-word="false"/>
      <style:text-properties officeooo:rsid="000dc75d" officeooo:paragraph-rsid="000dc75d"/>
    </style:style>
    <style:style style:name="P3" style:family="paragraph" style:parent-style-name="Standard">
      <style:paragraph-properties fo:text-align="start" style:justify-single-word="false"/>
      <style:text-properties officeooo:rsid="000dc75d" officeooo:paragraph-rsid="001bd81f"/>
    </style:style>
    <style:style style:name="P4" style:family="paragraph" style:parent-style-name="Standard">
      <style:text-properties officeooo:rsid="000dc75d" officeooo:paragraph-rsid="000dc75d"/>
    </style:style>
    <style:style style:name="P5" style:family="paragraph" style:parent-style-name="Standard">
      <style:text-properties officeooo:paragraph-rsid="000dc75d"/>
    </style:style>
    <style:style style:name="P6" style:family="paragraph" style:parent-style-name="Standard">
      <style:text-properties style:font-name="Liberation Serif" fo:font-size="12pt" officeooo:paragraph-rsid="000dc75d" style:font-size-asian="12pt" style:font-size-complex="12pt"/>
    </style:style>
    <style:style style:name="P7" style:family="paragraph" style:parent-style-name="Standard">
      <style:text-properties style:font-name="Liberation Serif" officeooo:rsid="000dc75d" officeooo:paragraph-rsid="000dc75d"/>
    </style:style>
    <style:style style:name="P8" style:family="paragraph" style:parent-style-name="Standard">
      <style:text-properties style:font-name="Liberation Serif" officeooo:rsid="00183f01" officeooo:paragraph-rsid="00183f01"/>
    </style:style>
    <style:style style:name="P9" style:family="paragraph" style:parent-style-name="Standard">
      <style:text-properties style:font-name="Liberation Serif" officeooo:rsid="001334a5" officeooo:paragraph-rsid="001334a5"/>
    </style:style>
    <style:style style:name="P10" style:family="paragraph" style:parent-style-name="Standard">
      <style:text-properties style:font-name="Liberation Serif" officeooo:rsid="001334a5" officeooo:paragraph-rsid="001a326e"/>
    </style:style>
    <style:style style:name="P11" style:family="paragraph" style:parent-style-name="Standard">
      <style:text-properties officeooo:paragraph-rsid="001a326e"/>
    </style:style>
    <style:style style:name="P12" style:family="paragraph" style:parent-style-name="Heading_20_1">
      <style:text-properties style:font-name="Liberation Serif" fo:font-size="12pt" fo:font-weight="normal" officeooo:rsid="000dc75d" officeooo:paragraph-rsid="000dc75d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officeooo:paragraph-rsid="000dc75d"/>
    </style:style>
    <style:style style:name="P15" style:family="paragraph" style:parent-style-name="Table_20_Contents">
      <style:paragraph-properties fo:text-align="start" style:justify-single-word="false"/>
      <style:text-properties officeooo:rsid="000dc75d" officeooo:paragraph-rsid="000dc75d"/>
    </style:style>
    <style:style style:name="P16" style:family="paragraph" style:parent-style-name="Table_20_Contents">
      <style:paragraph-properties fo:text-align="start" style:justify-single-word="false"/>
      <style:text-properties officeooo:rsid="001281b1" officeooo:paragraph-rsid="001281b1"/>
    </style:style>
    <style:style style:name="P17" style:family="paragraph" style:parent-style-name="Table_20_Contents">
      <style:paragraph-properties fo:text-align="start" style:justify-single-word="false"/>
      <style:text-properties officeooo:rsid="0014de73" officeooo:paragraph-rsid="0014de73"/>
    </style:style>
    <style:style style:name="P18" style:family="paragraph" style:parent-style-name="Table_20_Contents">
      <style:paragraph-properties fo:text-align="start" style:justify-single-word="false"/>
      <style:text-properties officeooo:rsid="001f1b67" officeooo:paragraph-rsid="001f1b67"/>
    </style:style>
    <style:style style:name="P19" style:family="paragraph" style:parent-style-name="Standard">
      <style:paragraph-properties fo:text-align="start" style:justify-single-word="false"/>
      <style:text-properties officeooo:rsid="0011b3f9" officeooo:paragraph-rsid="0022f53b"/>
    </style:style>
    <style:style style:name="P20" style:family="paragraph" style:parent-style-name="Standard">
      <style:paragraph-properties fo:text-align="start" style:justify-single-word="false"/>
      <style:text-properties officeooo:rsid="00245ae6" officeooo:paragraph-rsid="00245ae6"/>
    </style:style>
    <style:style style:name="T1" style:family="text">
      <style:text-properties officeooo:rsid="000dc75d"/>
    </style:style>
    <style:style style:name="T2" style:family="text">
      <style:text-properties officeooo:rsid="000e8870"/>
    </style:style>
    <style:style style:name="T3" style:family="text">
      <style:text-properties officeooo:rsid="001281b1"/>
    </style:style>
    <style:style style:name="T4" style:family="text">
      <style:text-properties officeooo:rsid="00286d12"/>
    </style:style>
    <style:style style:name="T5" style:family="text">
      <style:text-properties fo:font-style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2f53b" style:font-style-asian="italic" style:font-style-complex="italic"/>
    </style:style>
    <style:style style:name="T8" style:family="text">
      <style:text-properties officeooo:rsid="001bd81f"/>
    </style:style>
    <style:style style:name="T9" style:family="text">
      <style:text-properties officeooo:rsid="001f1b67"/>
    </style:style>
    <style:style style:name="T10" style:family="text">
      <style:text-properties officeooo:rsid="0022f53b"/>
    </style:style>
    <style:style style:name="T11" style:family="text">
      <style:text-properties officeooo:rsid="002602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mistry Biology Interface Training Program</text:p>
      <text:p text:style-name="P1">Trainee Progress Report Form</text:p>
      <text:p text:style-name="P1"/>
      <text:p text:style-name="P2">Trainee Name: <text:span text:style-name="T3">Gilbert Loiseau</text:span></text:p>
      <text:p text:style-name="P2"/>
      <text:p text:style-name="P2">Faculty Mentor: <text:span text:style-name="T3">Alessandro Senes</text:span></text:p>
      <text:p text:style-name="P2"/>
      <text:p text:style-name="P3">Title of Research Project/Thesis: </text:p>
      <text:p text:style-name="P20">Determining the role of van der Waals forces in membrane protein stability</text:p>
      <text:p text:style-name="P2"/>
      <text:p text:style-name="P2">Summary of Research (limit to one short paragraph):</text:p>
      <text:p text:style-name="P2"/>
      <text:p text:style-name="P19"><text:tab/>My research is focused on utilizing <text:span text:style-name="T6">in silico</text:span>, <text:span text:style-name="T6">in vitro</text:span>, and <text:span text:style-name="T6">in vivo</text:span> techniques to better understand the factors that lead to association of proteins within the membrane. In a previous study in my lab, we found that <text:span text:style-name="T4">the GASright</text:span> motif, a common dimerization motif made of small amino acids that allows for tight packing along the helix-helix interface, can lead to varying degrees of dimerization strength <text:span text:style-name="T11">within a set of physical interhelical parameters: crossing angle, axial rotation, Z-shift, and distance</text:span>. My project <text:span text:style-name="T10">is an extension of studying these GASright interactions with a specific focus on van der Waals interactions. Through computational techniques, I am designing membrane protein dimers that are stabilized using solely van der Waals interactions. To design these sequences, I will test my algorithm on a variety of interhelical parameters found within the ranges of membrane protein dimers within the PDB. Utilizing a high throughput dimerization assay with fluorescence activated cell sorting and biophysical FRET, I will determine the accuracy of my designs </text:span><text:span text:style-name="T7">in vivo</text:span><text:span text:style-name="T10"> and then quantify the energetic contributions of van der Waals forces </text:span><text:span text:style-name="T7">in vitro</text:span><text:span text:style-name="T10">. Overall, my project will give insights into the role that van der Waals forces play in membrane protein stability.</text:span></text:p>
      <text:p text:style-name="P19"/>
      <text:p text:style-name="P19"><text:s/></text:p>
      <text:p text:style-name="P19"/>
      <text:p text:style-name="P19"/>
      <text:p text:style-name="P19"/>
      <text:p text:style-name="P1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Fulfillment of CBI Coursework Requirements. Check each applicable semester.</text:p>
      <text:p text:style-name="P2"/>
      <text:p text:style-name="P2">Chem/Biochem 704: <text:span text:style-name="T3">Fall 2019</text:span> </text:p>
      <text:p text:style-name="P2"/>
      <text:p text:style-name="P2">Biochem 945: <text:span text:style-name="T3">Spring 2019, Spring 2020</text:span></text:p>
      <text:p text:style-name="P2"/>
      <text:p text:style-name="P2">Pharm Sci 890/891: <text:span text:style-name="T3">Fall 2018, Spring 2019, Fall 2019, Spring 2020</text:span></text:p>
      <text:p text:style-name="P2"/>
      <text:p text:style-name="P2">Ethics Course</text:p>
      <text:p text:style-name="P2">Depar<text:span text:style-name="T8">t</text:span>ment: <text:span text:style-name="T3">Biochemistry</text:span></text:p>
      <text:p text:style-name="P2">Course Number: <text:span text:style-name="T3">701</text:span></text:p>
      <text:p text:style-name="P2">Course Title: <text:span text:style-name="T3">Professional Responsibility</text:span></text:p>
      <text:p text:style-name="P2">Semester: <text:span text:style-name="T3">Fall 2017</text:span></text:p>
      <text:p text:style-name="P2"/>
      <text:p text:style-name="P2">Other Fall 201<text:span text:style-name="T9">9</text:span> Cou<text:span text:style-name="T2">r</text:span>ses (non-research)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Department</text:p>
          </table:table-cell>
          <table:table-cell table:style-name="Table1.A1" office:value-type="string">
            <text:p text:style-name="P15">Course Number</text:p>
          </table:table-cell>
          <table:table-cell table:style-name="Table1.C1" office:value-type="string">
            <text:p text:style-name="P15">Course Title</text:p>
          </table:table-cell>
        </table:table-row>
        <table:table-row>
          <table:table-cell table:style-name="Table1.A2" office:value-type="string">
            <text:p text:style-name="P18">Statistics</text:p>
          </table:table-cell>
          <table:table-cell table:style-name="Table1.A2" office:value-type="string">
            <text:p text:style-name="P18">571</text:p>
          </table:table-cell>
          <table:table-cell table:style-name="Table1.C2" office:value-type="string">
            <text:p text:style-name="P18">Statistical Methods for Biosciences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p text:style-name="P13"/>
          </table:table-cell>
        </table:table-row>
      </table:table>
      <text:p text:style-name="P2"/>
      <text:p text:style-name="P2"/>
      <text:p text:style-name="P2">Other Spring 20<text:span text:style-name="T9">20</text:span> Courses Planned (non-research)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5">Department</text:p>
          </table:table-cell>
          <table:table-cell table:style-name="Table2.A1" office:value-type="string">
            <text:p text:style-name="P15">Course Number</text:p>
          </table:table-cell>
          <table:table-cell table:style-name="Table2.C1" office:value-type="string">
            <text:p text:style-name="P15">Course Title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4"/>
          </table:table-cell>
        </table:table-row>
      </table:table>
      <text:p text:style-name="P5"/>
      <text:p text:style-name="P4">While a UW Graduate Student</text:p>
      <text:p text:style-name="P6"><text:span text:style-name="T1">Conference attendance or presentations (completed or expected </text:span>before July 2016). Include Conference Name, Location, Dates, and citation of any presentations given, specifying oral or poster:</text:p>
      <text:p text:style-name="P7"/>
      <text:p text:style-name="P7">Honors:</text:p>
      <text:p text:style-name="P7"/>
      <text:p text:style-name="P7">Fellowships: <text:span text:style-name="T3">SciMed GRS Fellow</text:span></text:p>
      <text:p text:style-name="P7"/>
      <text:p text:style-name="P7">Workshops: <text:span text:style-name="T9">Statistics Workshop 2019</text:span></text:p>
      <text:p text:style-name="P7"/>
      <text:p text:style-name="P7">Outreach, recruiting, mentoring, etc: <text:span text:style-name="T3">BOPS weekend participant, Recruiting weekend Point Person 2018, Outreach at food bank 2019, TA for Virology Spring 2019, TA for Biochemistry 507 Fall 2019, SciMed GRS Peer Mentor 2019</text:span></text:p>
      <text:p text:style-name="P7"/>
      <text:p text:style-name="P7">Professional development activities:</text:p>
      <text:p text:style-name="P8"><text:soft-page-break/>Gaining STEAM scientist (affiliate of JKX Comics in science communication), <text:span text:style-name="T8">SciMed GRS Community Engagement Committee co-founder, Co-founder of William and Mary Alumni Outreach group in Madison, SciMed GRS Student Executive Committee Representative</text:span></text:p>
      <text:p text:style-name="P7"/>
      <text:p text:style-name="P7">Publications (please give PMCID and citation info, include manuscripts that are submitted or in preparation):</text:p>
      <text:h text:style-name="P12" text:outline-level="1">A refined DNA methylation detection method using MspJI coupled quantitative PCR.</text:h>
      <text:p text:style-name="P7"><text:span text:style-name="T3">PMCID: </text:span><text:a xlink:type="simple" xlink:href="https://www.ncbi.nlm.nih.gov/pmc/articles/PMC5972016/" text:style-name="Internet_20_link" text:visited-style-name="Visited_20_Internet_20_Link">PMC5972016</text:a></text:p>
      <text:p text:style-name="P9"/>
      <text:p text:style-name="P10">Citation: </text:p>
      <text:p text:style-name="P11">Petell, C.J., Loiseau, G., Gandy, R., Pradhan, S., and Gowher, H. (2017). A refined DNA methylation detection method using MspJI coupled quantitative PCR. Analytical Biochemistry <text:span text:style-name="T5">533</text:span>, 1–9.</text:p>
      <text:p text:style-name="P7"/>
      <text:p text:style-name="P7">If you have completed your internship</text:p>
      <text:p text:style-name="P7">Company and location:</text:p>
      <text:p text:style-name="P7">Dates:</text:p>
      <text:p text:style-name="P7">Project and/or Position title:</text:p>
      <text:p text:style-name="P7">Duties:</text:p>
      <text:p text:style-name="P7">Comments on benefits of internship opportunity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08:27:38.886811191</meta:creation-date>
    <dc:date>2019-09-20T14:09:49.289041974</dc:date>
    <meta:editing-duration>PT2H59M13S</meta:editing-duration>
    <meta:editing-cycles>7</meta:editing-cycles>
    <meta:generator>LibreOffice/6.0.7.3$Linux_X86_64 LibreOffice_project/00m0$Build-3</meta:generator>
    <meta:document-statistic meta:table-count="2" meta:image-count="0" meta:object-count="0" meta:page-count="3" meta:paragraph-count="48" meta:word-count="497" meta:character-count="3446" meta:non-whitespace-character-count="2992"/>
  </office:meta>
</office:document-meta>
</file>